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DejaVu Sans Mono" svg:font-family="'DejaVu Sans Mono'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298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363cm"/>
    </style:style>
    <style:style style:name="Table1.B" style:family="table-column">
      <style:table-column-properties style:column-width="10.94cm"/>
    </style:style>
    <style:style style:name="Table1.C" style:family="table-column">
      <style:table-column-properties style:column-width="3.995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padding="0.191cm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top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padding="0.191cm" fo:border="0.0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ula2" style:family="table">
      <style:table-properties style:width="16.302cm" fo:margin-left="0.658cm" table:align="left" style:writing-mode="lr-tb"/>
    </style:style>
    <style:style style:name="Tabula2.A" style:family="table-column">
      <style:table-column-properties style:column-width="14.605cm"/>
    </style:style>
    <style:style style:name="Tabula2.B" style:family="table-column">
      <style:table-column-properties style:column-width="1.697cm"/>
    </style:style>
    <style:style style:name="Tabula2.1" style:family="table-row">
      <style:table-row-properties fo:keep-together="auto"/>
    </style:style>
    <style:style style:name="Tabula2.A1" style:family="table-cell">
      <style:table-cell-properties style:vertical-align="top" fo:padding="0.191cm" fo:border="none" style:writing-mode="lr-tb"/>
    </style:style>
    <style:style style:name="Tabula2.B1" style:family="table-cell">
      <style:table-cell-properties style:vertical-align="top" fo:padding="0.191cm" fo:border="0.05pt solid #000000" style:writing-mode="lr-tb"/>
    </style:style>
    <style:style style:name="Tabula2.B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ula1" style:family="table">
      <style:table-properties style:width="16.96cm" table:align="left" style:writing-mode="lr-tb"/>
    </style:style>
    <style:style style:name="Tabula1.A" style:family="table-column">
      <style:table-column-properties style:column-width="15.261cm"/>
    </style:style>
    <style:style style:name="Tabula1.B" style:family="table-column">
      <style:table-column-properties style:column-width="1.699cm"/>
    </style:style>
    <style:style style:name="Tabula1.1" style:family="table-row">
      <style:table-row-properties fo:keep-together="auto"/>
    </style:style>
    <style:style style:name="Tabula1.A1" style:family="table-cell">
      <style:table-cell-properties style:vertical-align="top" fo:padding="0.191cm" fo:border="none" style:writing-mode="lr-tb"/>
    </style:style>
    <style:style style:name="Tabula1.B1" style:family="table-cell">
      <style:table-cell-properties style:vertical-align="top" fo:padding="0.191cm" fo:border="0.05pt solid #000000" style:writing-mode="lr-tb"/>
    </style:style>
    <style:style style:name="Tabula1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2" style:family="paragraph" style:parent-style-name="Normal_20__28_Web_29_">
      <style:paragraph-properties fo:margin-top="0cm" fo:margin-bottom="0cm" loext:contextual-spacing="false"/>
      <style:text-properties style:use-window-font-color="true" style:font-name="Arial" fo:font-size="12pt" style:font-size-asian="12pt" style:font-name-complex="Arial2" style:font-size-complex="12pt"/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1.051cm"/>
          <style:tab-stop style:position="15.291cm"/>
        </style:tab-stops>
      </style:paragraph-properties>
      <style:text-properties style:use-window-font-color="true" style:font-name="Arial" fo:font-size="12pt" officeooo:paragraph-rsid="001a9e86" style:font-size-asian="12pt" style:font-name-complex="Arial2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5.289cm"/>
        </style:tab-stops>
      </style:paragraph-properties>
      <style:text-properties style:use-window-font-color="true" style:font-name="Arial" fo:font-size="12pt" officeooo:paragraph-rsid="000e9fe6" style:font-size-asian="12pt" style:font-name-complex="Arial2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625a20" officeooo:paragraph-rsid="001a9e86" style:font-size-asian="12pt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break-before="page">
        <style:tab-stops/>
      </style:paragraph-properties>
      <style:text-properties officeooo:paragraph-rsid="001a9e86"/>
    </style:style>
    <style:style style:name="P7" style:family="paragraph" style:parent-style-name="Table">
      <style:text-properties style:use-window-font-color="true" style:font-name="Arial" fo:font-size="12pt" style:font-size-asian="12pt" style:font-name-complex="Arial2" style:font-size-complex="12pt"/>
    </style:style>
    <style:style style:name="P8" style:family="paragraph" style:parent-style-name="Table">
      <style:text-properties style:use-window-font-color="true" style:font-name="Arial" fo:font-size="12pt" style:font-size-asian="12pt" style:font-size-complex="12pt"/>
    </style:style>
    <style:style style:name="P9" style:family="paragraph" style:parent-style-name="Table">
      <style:text-properties style:use-window-font-color="true" fo:font-size="12pt" style:font-size-asian="12pt" style:font-size-complex="12pt"/>
    </style:style>
    <style:style style:name="P10" style:family="paragraph" style:parent-style-name="Table">
      <style:text-properties style:use-window-font-color="true" style:font-name="Arial1" fo:font-size="12pt" officeooo:paragraph-rsid="000e9fe6" style:font-size-asian="12pt" style:font-name-complex="Arial2" style:font-size-complex="12pt"/>
    </style:style>
    <style:style style:name="P11" style:family="paragraph" style:parent-style-name="Table">
      <style:text-properties style:use-window-font-color="true" style:font-name="Arial1" fo:font-size="12pt" officeooo:paragraph-rsid="000e9fe6" style:font-size-asian="12pt" style:font-size-complex="12pt"/>
    </style:style>
    <style:style style:name="P12" style:family="paragraph" style:parent-style-name="Table">
      <style:paragraph-properties fo:margin-left="0cm" fo:margin-right="0.127cm" fo:text-indent="0cm" style:auto-text-indent="false" text:number-lines="false" text:line-number="0"/>
      <style:text-properties style:use-window-font-color="true" style:font-name="Arial" fo:font-size="12pt" style:font-size-asian="12pt" style:font-name-complex="Arial1" style:font-size-complex="12pt"/>
    </style:style>
    <style:style style:name="P13" style:family="paragraph" style:parent-style-name="Table">
      <style:paragraph-properties fo:margin-left="0cm" fo:margin-right="0.127cm" fo:text-indent="0cm" style:auto-text-indent="false"/>
      <style:text-properties style:use-window-font-color="true" style:font-name="Arial" fo:font-size="12pt" style:font-size-asian="12pt" style:font-size-complex="12pt"/>
    </style:style>
    <style:style style:name="P14" style:family="paragraph" style:parent-style-name="Table">
      <style:paragraph-properties fo:margin-left="0cm" fo:margin-right="0.127cm" fo:text-indent="0cm" style:auto-text-indent="false"/>
      <style:text-properties style:use-window-font-color="true" style:font-name="Arial" fo:font-size="12pt" officeooo:rsid="00057153" officeooo:paragraph-rsid="00057153" style:font-size-asian="12pt" style:font-name-complex="Arial1" style:font-size-complex="12pt"/>
    </style:style>
    <style:style style:name="P15" style:family="paragraph" style:parent-style-name="Normal_20__28_Web_29_">
      <style:paragraph-properties fo:break-before="page"/>
      <style:text-properties style:use-window-font-color="true" style:font-name="Arial1" fo:font-size="12pt" fo:font-weight="normal" officeooo:rsid="006baaae" officeooo:paragraph-rsid="000cf3c7" style:font-size-asian="12pt" style:font-weight-asian="normal" style:font-name-complex="Arial1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officeooo:paragraph-rsid="001a9e86"/>
    </style:style>
    <style:style style:name="P17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210cf4" style:font-size-asian="12pt" style:font-name-complex="Arial2" style:font-size-complex="12pt" style:font-weight-complex="bold"/>
    </style:style>
    <style:style style:name="P19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0c47d3" style:font-size-asian="12pt" style:font-name-complex="Arial2" style:font-size-complex="12pt" style:font-weight-complex="bold"/>
    </style:style>
    <style:style style:name="P20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0cf3c7" style:font-size-asian="12pt" style:font-name-complex="Arial2" style:font-size-complex="12pt" style:font-weight-complex="bold"/>
    </style:style>
    <style:style style:name="P21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625a20" officeooo:paragraph-rsid="000e9fe6" style:font-size-asian="12pt" style:font-name-complex="Arial1" style:font-size-complex="12pt" style:font-weight-complex="bold"/>
    </style:style>
    <style:style style:name="P22" style:family="paragraph" style:parent-style-name="Text_20_body" style:list-style-name="L1">
      <style:text-properties style:use-window-font-color="true" style:font-name="Arial1" fo:font-size="12pt" officeooo:rsid="005818ba" officeooo:paragraph-rsid="000c47d3" style:font-size-asian="12pt" style:font-name-complex="Arial1" style:font-size-complex="12pt"/>
    </style:style>
    <style:style style:name="P23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24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/>
    </style:style>
    <style:style style:name="P25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paragraph-rsid="0018c613" style:font-size-asian="12pt" style:font-name-complex="Arial2" style:font-size-complex="12pt"/>
    </style:style>
    <style:style style:name="P26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7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rsid="005818ba" officeooo:paragraph-rsid="000c47d3" style:font-size-asian="12pt" style:font-name-complex="Arial1" style:font-size-complex="12pt" style:font-weight-complex="bold"/>
    </style:style>
    <style:style style:name="P28" style:family="paragraph" style:parent-style-name="Normal_20__28_Web_29_" style:list-style-name="L1">
      <style:text-properties officeooo:paragraph-rsid="000e1130"/>
    </style:style>
    <style:style style:name="P29" style:family="paragraph" style:parent-style-name="Normal_20__28_Web_29_" style:list-style-name="L1">
      <style:paragraph-properties fo:line-height="150%"/>
      <style:text-properties style:use-window-font-color="true" style:font-name="Arial" fo:font-size="12pt" style:font-size-asian="12pt" style:font-name-complex="Arial1" style:font-size-complex="12pt"/>
    </style:style>
    <style:style style:name="P30" style:family="paragraph" style:parent-style-name="Normal_20__28_Web_29_" style:list-style-name="L1">
      <style:paragraph-properties fo:line-height="200%"/>
      <style:text-properties style:use-window-font-color="true" style:font-name="Arial" fo:font-size="12pt" style:font-size-asian="12pt" style:font-name-complex="Arial1" style:font-size-complex="12pt"/>
    </style:style>
    <style:style style:name="P31" style:family="paragraph" style:parent-style-name="Normal_20__28_Web_29_" style:list-style-name="L1">
      <style:text-properties style:use-window-font-color="true" style:font-name="Arial" fo:font-size="12pt" officeooo:paragraph-rsid="001a9e86" style:font-size-asian="12pt" style:font-name-complex="Arial2" style:font-size-complex="12pt" style:font-weight-complex="bold"/>
    </style:style>
    <style:style style:name="P32" style:family="paragraph" style:parent-style-name="Normal_20__28_Web_29_" style:list-style-name="L1">
      <style:text-properties style:use-window-font-color="true" style:font-name="Arial1" fo:font-size="12pt" officeooo:rsid="00625a20" officeooo:paragraph-rsid="001a9e86" style:font-size-asian="12pt" style:font-name-complex="Arial1" style:font-size-complex="12pt"/>
    </style:style>
    <style:style style:name="P33" style:family="paragraph" style:parent-style-name="Normal_20__28_Web_29_" style:list-style-name="L1">
      <style:text-properties style:use-window-font-color="true" style:font-name="Arial1" fo:font-size="12pt" officeooo:rsid="0063c025" officeooo:paragraph-rsid="001a9e86" style:font-size-asian="12pt" style:font-name-complex="Arial1" style:font-size-complex="12pt"/>
    </style:style>
    <style:style style:name="P34" style:family="paragraph" style:parent-style-name="Normal_20__28_Web_29_" style:list-style-name="L1">
      <style:text-properties style:use-window-font-color="true" style:font-name="Arial1" fo:font-size="12pt" officeooo:rsid="00625a20" officeooo:paragraph-rsid="001a9e86" style:font-size-asian="12pt" style:font-name-complex="Arial1" style:font-size-complex="12pt" style:font-weight-complex="bold"/>
    </style:style>
    <style:style style:name="P35" style:family="paragraph" style:parent-style-name="Normal_20__28_Web_29_" style:list-style-name="L1">
      <style:text-properties style:use-window-font-color="true" style:font-name="Arial1" fo:font-size="12pt" officeooo:rsid="005818ba" officeooo:paragraph-rsid="000c47d3" style:font-size-asian="12pt" style:font-name-complex="Arial1" style:font-size-complex="12pt"/>
    </style:style>
    <style:style style:name="P36" style:family="paragraph" style:parent-style-name="Normal_20__28_Web_29_" style:list-style-name="L1">
      <style:text-properties style:use-window-font-color="true" style:font-name="Arial1" fo:font-size="12pt" officeooo:rsid="005ecd5d" officeooo:paragraph-rsid="000c47d3" style:font-size-asian="12pt" style:font-name-complex="Arial1" style:font-size-complex="12pt"/>
    </style:style>
    <style:style style:name="P37" style:family="paragraph" style:parent-style-name="Normal_20__28_Web_29_" style:list-style-name="L1">
      <style:text-properties style:use-window-font-color="true" style:font-name="Arial1" fo:font-size="12pt" officeooo:paragraph-rsid="000c47d3" style:font-size-asian="12pt" style:font-name-complex="Arial1" style:font-size-complex="12pt"/>
    </style:style>
    <style:style style:name="P38" style:family="paragraph" style:parent-style-name="Normal_20__28_Web_29_" style:list-style-name="L1">
      <style:text-properties style:use-window-font-color="true" style:font-name="Arial1" fo:font-size="12pt" officeooo:paragraph-rsid="000cf3c7" style:font-size-asian="12pt" style:font-name-complex="Arial1" style:font-size-complex="12pt"/>
    </style:style>
    <style:style style:name="P39" style:family="paragraph" style:parent-style-name="Normal_20__28_Web_29_" style:list-style-name="L1">
      <style:text-properties style:use-window-font-color="true" style:font-name="Arial1" fo:font-size="12pt" officeooo:rsid="006baaae" officeooo:paragraph-rsid="000cf3c7" style:font-size-asian="12pt" style:font-name-complex="Arial1" style:font-size-complex="12pt"/>
    </style:style>
    <style:style style:name="P40" style:family="paragraph" style:parent-style-name="Normal_20__28_Web_29_" style:list-style-name="L1">
      <style:paragraph-properties fo:line-height="100%" style:writing-mode="page"/>
      <style:text-properties style:use-window-font-color="true" style:font-name="Arial" fo:font-size="12pt" style:font-size-asian="12pt" style:font-name-complex="Arial1" style:font-size-complex="12pt"/>
    </style:style>
    <style:style style:name="P41" style:family="paragraph" style:parent-style-name="Normal_20__28_Web_29_" style:list-style-name="L1">
      <style:paragraph-properties fo:line-height="100%" style:writing-mode="page"/>
      <style:text-properties style:use-window-font-color="true" style:font-name="Arial" fo:font-size="12pt" officeooo:rsid="000b3c68" officeooo:paragraph-rsid="000b3c68" style:font-size-asian="12pt" style:font-name-complex="Arial1" style:font-size-complex="12pt"/>
    </style:style>
    <style:style style:name="P42" style:family="paragraph" style:parent-style-name="Table">
      <style:text-properties style:use-window-font-color="true" style:font-name="Arial" fo:font-size="12pt" style:font-size-asian="12pt" style:font-name-complex="Arial2" style:font-size-complex="12pt"/>
    </style:style>
    <style:style style:name="P43" style:family="paragraph" style:parent-style-name="Table" style:list-style-name="L1">
      <style:text-properties style:use-window-font-color="true" style:font-name="Arial" fo:font-size="12pt" style:font-size-asian="12pt" style:font-name-complex="Arial2" style:font-size-complex="12pt"/>
    </style:style>
    <style:style style:name="P44" style:family="paragraph" style:parent-style-name="Table" style:list-style-name="L1">
      <loext:graphic-properties draw:fill="none"/>
      <style:paragraph-properties fo:margin-left="0.801cm" fo:margin-right="0cm" fo:margin-top="0cm" fo:margin-bottom="0cm" loext:contextual-spacing="false" fo:text-indent="-0.6cm" style:auto-text-indent="false" fo:background-color="transparent" style:shadow="none" text:number-lines="false" text:line-number="0" style:vertical-align="middle">
        <style:tab-stops/>
      </style:paragraph-properties>
      <style:text-properties style:use-window-font-color="true" style:font-name="Arial1" fo:font-size="12pt" officeooo:rsid="005ecd5d" officeooo:paragraph-rsid="000e9fe6" style:font-size-asian="12pt" style:font-name-complex="Arial2" style:font-size-complex="12pt"/>
    </style:style>
    <style:style style:name="P45" style:family="paragraph" style:parent-style-name="Table" style:list-style-name="L1">
      <loext:graphic-properties draw:fill="none"/>
      <style:paragraph-properties fo:margin-left="0.801cm" fo:margin-right="0cm" fo:margin-top="0cm" fo:margin-bottom="0cm" loext:contextual-spacing="false" fo:text-indent="-0.6cm" style:auto-text-indent="false" fo:background-color="transparent" style:shadow="none" text:number-lines="false" text:line-number="0" style:vertical-align="middle">
        <style:tab-stops/>
      </style:paragraph-properties>
      <style:text-properties style:use-window-font-color="true" style:font-name="Arial1" fo:font-size="12pt" officeooo:rsid="00625a20" officeooo:paragraph-rsid="00210cf4" style:font-size-asian="12pt" style:font-name-complex="Arial2" style:font-size-complex="12pt"/>
    </style:style>
    <style:style style:name="P46" style:family="paragraph" style:parent-style-name="Table" style:list-style-name="L1">
      <loext:graphic-properties draw:fill="none"/>
      <style:paragraph-properties fo:margin-left="0.801cm" fo:margin-right="0cm" fo:margin-top="0cm" fo:margin-bottom="0cm" loext:contextual-spacing="false" fo:text-indent="-0.6cm" style:auto-text-indent="false" fo:background-color="transparent" style:shadow="none" text:number-lines="false" text:line-number="0" style:vertical-align="middle">
        <style:tab-stops/>
      </style:paragraph-properties>
      <style:text-properties style:use-window-font-color="true" style:font-name="Arial1" fo:font-size="12pt" officeooo:rsid="006baaae" officeooo:paragraph-rsid="000e9fe6" style:font-size-asian="12pt" style:font-name-complex="Arial2" style:font-size-complex="12pt"/>
    </style:style>
    <style:style style:name="T1" style:family="text">
      <style:text-properties officeooo:rsid="000374bf"/>
    </style:style>
    <style:style style:name="T2" style:family="text">
      <style:text-properties officeooo:rsid="00057153"/>
    </style:style>
    <style:style style:name="T3" style:family="text">
      <style:text-properties officeooo:rsid="0006305a"/>
    </style:style>
    <style:style style:name="T4" style:family="text">
      <style:text-properties officeooo:rsid="000821a9"/>
    </style:style>
    <style:style style:name="T5" style:family="text">
      <style:text-properties officeooo:rsid="00094a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da6ef" style:font-weight-asian="bold" style:font-weight-complex="bold"/>
    </style:style>
    <style:style style:name="T8" style:family="text">
      <style:text-properties fo:font-weight="bold" officeooo:rsid="006baaae" style:font-weight-asian="bold" style:font-weight-complex="bold"/>
    </style:style>
    <style:style style:name="T9" style:family="text">
      <style:text-properties fo:font-weight="bold" officeooo:rsid="005d7680" style:font-weight-asian="bold" style:font-weight-complex="bold"/>
    </style:style>
    <style:style style:name="T10" style:family="text">
      <style:text-properties fo:font-weight="bold" officeooo:rsid="006b1229" style:font-weight-asian="bold"/>
    </style:style>
    <style:style style:name="T11" style:family="text">
      <style:text-properties fo:font-weight="bold" officeooo:rsid="000eeff1" style:font-weight-asian="bold"/>
    </style:style>
    <style:style style:name="T12" style:family="text">
      <style:text-properties style:use-window-font-color="true" style:font-name="Arial1" fo:font-size="12pt" officeooo:rsid="006baaae" style:font-size-asian="12pt" style:font-name-complex="Arial1" style:font-size-complex="12pt"/>
    </style:style>
    <style:style style:name="T13" style:family="text">
      <style:text-properties style:use-window-font-color="true" style:font-name="Arial1" fo:font-size="12pt" officeooo:rsid="00625a20" style:font-size-asian="12pt" style:font-name-complex="Arial1" style:font-size-complex="12pt" style:font-weight-complex="bold"/>
    </style:style>
    <style:style style:name="T14" style:family="text">
      <style:text-properties style:use-window-font-color="true" style:font-name="Arial1" fo:font-size="12pt" officeooo:rsid="0063c025" style:font-size-asian="12pt" style:font-name-complex="Arial1" style:font-size-complex="12pt" style:font-weight-complex="bold"/>
    </style:style>
    <style:style style:name="T15" style:family="text">
      <style:text-properties style:use-window-font-color="true" style:font-name="Arial1" fo:font-size="12pt" fo:font-weight="bold" officeooo:rsid="006baaae" style:font-size-asian="12pt" style:font-weight-asian="bold" style:font-name-complex="Arial1" style:font-size-complex="12pt" style:font-weight-complex="bold"/>
    </style:style>
    <style:style style:name="T16" style:family="text">
      <style:text-properties style:use-window-font-color="true" style:font-name="Arial1" fo:font-size="12pt" fo:font-weight="normal" officeooo:rsid="006baaae" style:font-size-asian="12pt" style:font-weight-asian="normal" style:font-name-complex="Arial1" style:font-size-complex="12pt" style:font-weight-complex="normal"/>
    </style:style>
    <style:style style:name="T17" style:family="text">
      <style:text-properties style:font-name="Arial1" officeooo:rsid="005ecd5d" style:font-name-complex="Arial1"/>
    </style:style>
    <style:style style:name="T18" style:family="text">
      <style:text-properties style:font-name="Arial1" officeooo:rsid="008da6ef" style:font-name-complex="Arial1"/>
    </style:style>
    <style:style style:name="T19" style:family="text">
      <style:text-properties style:font-name="Arial1" officeooo:rsid="006baaae" style:font-name-complex="Arial1"/>
    </style:style>
    <style:style style:name="T20" style:family="text">
      <style:text-properties style:font-name="Arial1" officeooo:rsid="0080fa1c" style:font-name-complex="Arial1"/>
    </style:style>
    <style:style style:name="T21" style:family="text">
      <style:text-properties style:font-name="Arial1" officeooo:rsid="0063c025" style:font-name-complex="Arial1"/>
    </style:style>
    <style:style style:name="T22" style:family="text">
      <style:text-properties style:font-name="Arial1" fo:font-weight="bold" officeooo:rsid="005ecd5d" style:font-weight-asian="bold" style:font-name-complex="Arial1"/>
    </style:style>
    <style:style style:name="T23" style:family="text">
      <style:text-properties officeooo:rsid="005fe911"/>
    </style:style>
    <style:style style:name="T24" style:family="text">
      <style:text-properties officeooo:rsid="005fe911" style:font-weight-complex="bold"/>
    </style:style>
    <style:style style:name="T25" style:family="text">
      <style:text-properties officeooo:rsid="005ecd5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baaae" style:font-weight-asian="normal" style:font-weight-complex="normal"/>
    </style:style>
    <style:style style:name="T28" style:family="text">
      <style:text-properties officeooo:rsid="006b1229"/>
    </style:style>
    <style:style style:name="T29" style:family="text">
      <style:text-properties officeooo:rsid="00118503"/>
    </style:style>
    <style:style style:name="T30" style:family="text">
      <style:text-properties officeooo:rsid="0018c613"/>
    </style:style>
    <style:style style:name="T31" style:family="text">
      <style:text-properties officeooo:rsid="005d7680"/>
    </style:style>
    <style:style style:name="T32" style:family="text">
      <style:text-properties style:font-name="DejaVu Sans Mono" fo:font-weight="bold" officeooo:rsid="005d7680" style:font-weight-asian="bold" style:font-weight-complex="bold"/>
    </style:style>
    <style:style style:name="T33" style:family="text">
      <style:text-properties style:font-name="DejaVu Sans Mono" fo:font-weight="normal" officeooo:rsid="005d7680" style:font-weight-asian="normal" style:font-weight-complex="normal"/>
    </style:style>
    <style:style style:name="T34" style:family="text">
      <style:text-properties officeooo:rsid="001fb4d9"/>
    </style:style>
    <style:style style:name="T35" style:family="text">
      <style:text-properties officeooo:rsid="00210cf4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>Knowledge Check 1</text:p>
      <text:p text:style-name="P2"/>
      <text:p text:style-name="P2"/>
      <text:p text:style-name="P2"/>
      <text:list xml:id="list4096131323559921702" text:style-name="L1">
        <text:list-item>
          <text:p text:style-name="P25"><text:span text:style-name="T31">Enter following command in terminal:<text:line-break/></text:span><text:span text:style-name="T32">echo "My secret"|md5sum|cut -b-4</text:span><text:span text:style-name="T31"><text:line-break/>where </text:span><text:span text:style-name="T9">"My secret"</text:span><text:span text:style-name="T31"> is some secret phrase you can remember.<text:line-break/>Enter output of this command (e.g. </text:span><text:span text:style-name="T9">b512</text:span><text:span text:style-name="T31"> for example above) as an answer to this question. Remember (or write down) this code as it will be used as anonymous identifier to your score list in published results.<text:line-break/></text:span></text:p>
        </text:list-item>
        <text:list-item>
          <text:p text:style-name="P24">What is JVM? (Select the best option)</text:p>
          <text:list>
            <text:list-item>
              <text:p text:style-name="P26">Java Virtual Microprocessor.</text:p>
            </text:list-item>
            <text:list-item>
              <text:p text:style-name="P24">Java Virtual Machine.</text:p>
            </text:list-item>
            <text:list-item>
              <text:p text:style-name="P24">Javac Virtual Machine.</text:p>
            </text:list-item>
            <text:list-item>
              <text:p text:style-name="P24">Just Video Micro-controller.<text:line-break/></text:p>
            </text:list-item>
          </text:list>
        </text:list-item>
        <text:list-item>
          <text:p text:style-name="P29"><text:s/>Match the descriptions in the list on the left with the correct concept from the list on the right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8" text:outline-level="1"/>
          </table:table-cell>
          <table:table-cell table:style-name="Table1.B1" office:value-type="string">
            <text:h text:style-name="P12" text:outline-level="1"><text:span text:style-name="T2">Zip </text:span>archive <text:span text:style-name="T2">with Java classes and metadata.</text:span></text:h>
          </table:table-cell>
          <table:table-cell table:style-name="Table1.C1" office:value-type="string">
            <text:h text:style-name="P8" text:outline-level="1">A. .class</text:h>
          </table:table-cell>
        </table:table-row>
        <table:table-row table:style-name="Table1.2">
          <table:table-cell table:style-name="Table1.A2" office:value-type="string">
            <text:h text:style-name="P8" text:outline-level="1"/>
          </table:table-cell>
          <table:table-cell table:style-name="Table1.B2" office:value-type="string">
            <text:h text:style-name="P13" text:outline-level="1"><text:span text:style-name="T3">File containing</text:span> Java bytecode.</text:h>
          </table:table-cell>
          <table:table-cell table:style-name="Table1.C2" office:value-type="string">
            <text:h text:style-name="P8" text:outline-level="1">B. .java</text:h>
          </table:table-cell>
        </table:table-row>
        <table:table-row table:style-name="Table1.3">
          <table:table-cell table:style-name="Table1.A3" office:value-type="string">
            <text:h text:style-name="P8" text:outline-level="1"/>
          </table:table-cell>
          <table:table-cell table:style-name="Table1.B3" office:value-type="string">
            <text:h text:style-name="P14" text:outline-level="1"><text:span text:style-name="T4">Plain text file with </text:span>Java source code.</text:h>
          </table:table-cell>
          <table:table-cell table:style-name="Table1.C3" office:value-type="string">
            <text:h text:style-name="P8" text:outline-level="1">C. .jar</text:h>
          </table:table-cell>
        </table:table-row>
      </table:table>
      <text:list xml:id="list204647235063528" text:continue-numbering="true" text:style-name="L1">
        <text:list-header>
          <text:p text:style-name="P30"/>
        </text:list-header>
        <text:list-item>
          <text:p text:style-name="P40">Java <text:s/>derives much of its syntax from:</text:p>
          <text:list>
            <text:list-item>
              <text:p text:style-name="P40">C</text:p>
            </text:list-item>
            <text:list-item>
              <text:p text:style-name="P41">Prolog</text:p>
            </text:list-item>
            <text:list-item>
              <text:p text:style-name="P40">Ada</text:p>
            </text:list-item>
            <text:list-item>
              <text:p text:style-name="P40">Erlang<text:tab/><text:line-break/></text:p>
            </text:list-item>
          </text:list>
        </text:list-item>
      </text:list>
      <text:p text:style-name="P3"><text:tab/>Which of the following statements are <text:tab/><text:span text:style-name="T10">t</text:span><text:span text:style-name="T11">rue/false</text:span></text:p>
      <table:table table:name="Tabula2" table:style-name="Tabula2">
        <table:table-column table:style-name="Tabula2.A"/>
        <table:table-column table:style-name="Tabula2.B"/>
        <table:table-row table:style-name="Tabula2.1">
          <table:table-cell table:style-name="Tabula2.A1" office:value-type="string">
            <text:list xml:id="list204647225599453" text:continue-numbering="true" text:style-name="L1">
              <text:list-item>
                <text:h text:style-name="P43" text:outline-level="1">Java is object-oriented.</text:h>
              </text:list-item>
            </text:list>
          </table:table-cell>
          <table:table-cell table:style-name="Tabula2.B1" office:value-type="string">
            <text:h text:style-name="P9" text:outline-level="1"/>
          </table:table-cell>
        </table:table-row>
        <table:table-row table:style-name="Tabula2.1">
          <table:table-cell table:style-name="Tabula2.A1" office:value-type="string">
            <text:list xml:id="list204645904128878" text:continue-numbering="true" text:style-name="L1">
              <text:list-item>
                <text:h text:style-name="P43" text:outline-level="1">Java is <text:span text:style-name="T34">compiled </text:span>language.</text:h>
              </text:list-item>
            </text:list>
          </table:table-cell>
          <table:table-cell table:style-name="Tabula2.B1" office:value-type="string">
            <text:h text:style-name="P7" text:outline-level="1"/>
          </table:table-cell>
        </table:table-row>
        <table:table-row table:style-name="Tabula2.1">
          <table:table-cell table:style-name="Tabula2.A1" office:value-type="string">
            <text:list xml:id="list204646192422076" text:continue-numbering="true" text:style-name="L1">
              <text:list-item>
                <text:h text:style-name="P43" text:outline-level="1">Java is <text:s/>multithreaded.</text:h>
              </text:list-item>
            </text:list>
          </table:table-cell>
          <table:table-cell table:style-name="Tabula2.B3" office:value-type="string">
            <text:h text:style-name="P7" text:outline-level="1"/>
          </table:table-cell>
        </table:table-row>
        <table:table-row table:style-name="Tabula2.1">
          <table:table-cell table:style-name="Tabula2.A1" office:value-type="string">
            <text:list xml:id="list204646541497597" text:continue-numbering="true" text:style-name="L1">
              <text:list-item>
                <text:h text:style-name="P43" text:outline-level="1">Java is <text:span text:style-name="T5">mostly</text:span> <text:span text:style-name="T5">imperative language</text:span>.</text:h>
              </text:list-item>
            </text:list>
          </table:table-cell>
          <table:table-cell table:style-name="Tabula2.B3" office:value-type="string">
            <text:h text:style-name="P7" text:outline-level="1"/>
          </table:table-cell>
        </table:table-row>
        <table:table-row table:style-name="Tabula2.1">
          <table:table-cell table:style-name="Tabula2.A1" office:value-type="string">
            <text:list xml:id="list204646831502100" text:continue-numbering="true" text:style-name="L1">
              <text:list-item>
                <text:h text:style-name="P43" text:outline-level="1"><text:s/>Java is <text:span text:style-name="T5">mostly declarative</text:span> language.</text:h>
              </text:list-item>
            </text:list>
          </table:table-cell>
          <table:table-cell table:style-name="Tabula2.B3" office:value-type="string">
            <text:h text:style-name="P7" text:outline-level="1"/>
          </table:table-cell>
        </table:table-row>
        <table:table-row table:style-name="Tabula2.1">
          <table:table-cell table:style-name="Tabula2.A1" office:value-type="string">
            <text:list xml:id="list204645516928973" text:continue-numbering="true" text:style-name="L1">
              <text:list-item>
                <text:h text:style-name="P43" text:outline-level="1">Java is architecture neutral language.</text:h>
              </text:list-item>
            </text:list>
          </table:table-cell>
          <table:table-cell table:style-name="Tabula2.B3" office:value-type="string">
            <text:h text:style-name="P7" text:outline-level="1"/>
          </table:table-cell>
        </table:table-row>
      </table:table>
      <text:p text:style-name="P5"/>
      <text:p text:style-name="P6"/>
      <text:list xml:id="list204645394801220" text:continue-numbering="true" text:style-name="L1">
        <text:list-item>
          <text:p text:style-name="P16"><text:span text:style-name="T13"><text:s/>How to check, which Java version is supported in runtime? </text:span><text:span text:style-name="T14">Choose all correct answers.</text:span></text:p>
          <text:list>
            <text:list-item>
              <text:p text:style-name="P32">Runtime.getRuntime.getVersion();</text:p>
            </text:list-item>
            <text:list-item>
              <text:p text:style-name="P32">System.getProperty("java.version");</text:p>
            </text:list-item>
            <text:list-item>
              <text:p text:style-name="P33">System.getenv();</text:p>
            </text:list-item>
            <text:list-item>
              <text:p text:style-name="P34">System.getProperty("java.specification.version");<text:line-break/></text:p>
            </text:list-item>
          </text:list>
        </text:list-item>
        <text:list-item>
          <text:p text:style-name="P31">What is Eclipse?</text:p>
          <text:list>
            <text:list-item>
              <text:p text:style-name="P17">A <text:s/>shareware file archiver and compressor for Windows, OS X, iOS and Android developed.</text:p>
            </text:list-item>
            <text:list-item>
              <text:p text:style-name="P17">An image retouching and editing tool.</text:p>
            </text:list-item>
            <text:list-item>
              <text:p text:style-name="P17">A defunct open-source office productivity software suite.</text:p>
            </text:list-item>
            <text:list-item>
              <text:p text:style-name="P18"><text:span text:style-name="T35">An integrated development environment (IDE) used in computer programming.</text:span><text:line-break/></text:p>
            </text:list-item>
          </text:list>
        </text:list-item>
        <text:list-item>
          <text:p text:style-name="P17">What is JDK?</text:p>
          <text:list>
            <text:list-item>
              <text:p text:style-name="P17">Java Develop<text:span text:style-name="T1">ment</text:span> Keyword.</text:p>
            </text:list-item>
            <text:list-item>
              <text:p text:style-name="P17">Just Define Kit.</text:p>
            </text:list-item>
            <text:list-item>
              <text:p text:style-name="P17">Java Develop<text:span text:style-name="T1">ment</text:span> Kit.</text:p>
            </text:list-item>
            <text:list-item>
              <text:p text:style-name="P17">Javadoc Developer Keyword.<text:line-break/></text:p>
            </text:list-item>
          </text:list>
        </text:list-item>
        <text:list-item>
          <text:p text:style-name="P22"><text:s/>What Java language version features are implemented in OpenJDK Java implementation if <text:span text:style-name="T6">java -version </text:span>returns something like this:<text:line-break/><text:span text:style-name="T7">openjdk version "1.8.0_91"</text:span></text:p>
          <text:list>
            <text:list-item>
              <text:p text:style-name="P35">Java 8</text:p>
            </text:list-item>
            <text:list-item>
              <text:p text:style-name="P35">Java 1</text:p>
            </text:list-item>
            <text:list-item>
              <text:p text:style-name="P35">Java <text:span text:style-name="T29">9</text:span></text:p>
            </text:list-item>
            <text:list-item>
              <text:p text:style-name="P27">Java 1.8<text:line-break/></text:p>
            </text:list-item>
          </text:list>
        </text:list-item>
        <text:list-item>
          <text:p text:style-name="P19"><text:s/><text:span text:style-name="T17">Which is default Eclipse version which is installed on on Ubuntu 1</text:span><text:span text:style-name="T18">6</text:span><text:span text:style-name="T17">.04 by simply executing command: </text:span><text:span text:style-name="T22">sudo apt-get install eclipse</text:span><text:span text:style-name="T17">?</text:span></text:p>
          <text:list>
            <text:list-item>
              <text:p text:style-name="P36">Eclipse Indigo 3.<text:span text:style-name="T23">7</text:span></text:p>
            </text:list-item>
            <text:list-item>
              <text:p text:style-name="P36">Eclipse Juno 3.8</text:p>
            </text:list-item>
            <text:list-item>
              <text:p text:style-name="P36">Eclipse Juno 4.2</text:p>
            </text:list-item>
            <text:list-item>
              <text:p text:style-name="P37"><text:span text:style-name="T25">Eclipse Mars 4.</text:span><text:span text:style-name="T24">2<text:line-break/></text:span></text:p>
            </text:list-item>
          </text:list>
        </text:list-item>
        <text:list-item>
          <text:p text:style-name="P20"><text:s/><text:span text:style-name="T19">How default Java version is set in </text:span><text:span text:style-name="T20">current </text:span><text:span text:style-name="T19">Debian-like GNU/Linux distributives? </text:span><text:span text:style-name="T21">Choose all correct answers.</text:span></text:p>
          <text:list>
            <text:list-item>
              <text:p text:style-name="P28"><text:span text:style-name="T12">Using command:</text:span><text:span text:style-name="T15"> sudo update-alternatives --config java </text:span><text:span text:style-name="T16">and choosing appropriate version</text:span></text:p>
            </text:list-item>
            <text:list-item>
              <text:p text:style-name="P28"><text:span text:style-name="T12">Changing symbolic link in </text:span><text:span text:style-name="T15">/etc/default/java</text:span><text:span text:style-name="T12"> to appropriate folder e.g. </text:span><text:span text:style-name="T15">/usr/lib/jvm/java-7-openjdk-amd64/jre/bin/java</text:span></text:p>
            </text:list-item>
            <text:list-item>
              <text:p text:style-name="P39"><text:span text:style-name="T26">Entering command: </text:span><text:span text:style-name="T6">regedit HKEY_LOCAL_MACHINE\SOFTWARE\Oracle\Java\DefaultVersion</text:span></text:p>
            </text:list-item>
            <text:list-item>
              <text:p text:style-name="P38"><text:span text:style-name="T27">Entering command: </text:span><text:span text:style-name="T8">export JAVA_HOME=/usr/lib/jvm/java-7-openjdk-amd64/jre/</text:span><text:span text:style-name="T27"> to set proper value of system environment variable.<text:line-break/></text:span></text:p>
            </text:list-item>
          </text:list>
        </text:list-item>
      </text:list>
      <text:p text:style-name="P15"/>
      <text:p text:style-name="P4"><text:span text:style-name="T28">Mark following </text:span>statements <text:span text:style-name="T28">as <text:tab/></text:span><text:span text:style-name="T10">t</text:span><text:span text:style-name="T11">rue/false</text:span></text:p>
      <table:table table:name="Tabula1" table:style-name="Tabula1">
        <table:table-column table:style-name="Tabula1.A"/>
        <table:table-column table:style-name="Tabula1.B"/>
        <table:table-row table:style-name="Tabula1.1">
          <table:table-cell table:style-name="Tabula1.A1" office:value-type="string">
            <text:list xml:id="list204646820596797" text:continue-numbering="true" text:style-name="L1">
              <text:list-item>
                <text:h text:style-name="P44" text:outline-level="1">Eclipse Juno 3.8 <text:span text:style-name="T30">allows to compile project using</text:span> Java 7 <text:span text:style-name="T30">features</text:span></text:h>
              </text:list-item>
            </text:list>
          </table:table-cell>
          <table:table-cell table:style-name="Tabula1.B1" office:value-type="string">
            <text:h text:style-name="P11" text:outline-level="1"/>
          </table:table-cell>
        </table:table-row>
        <table:table-row table:style-name="Tabula1.1">
          <table:table-cell table:style-name="Tabula1.A1" office:value-type="string">
            <text:list xml:id="list204647009987503" text:continue-numbering="true" text:style-name="L1">
              <text:list-item>
                <text:h text:style-name="P45" text:outline-level="1">Eclipse <text:span text:style-name="T35">Mars 4.2</text:span> <text:span text:style-name="T30">allows to compile project using </text:span>Java 8 <text:span text:style-name="T30">features</text:span></text:h>
              </text:list-item>
            </text:list>
          </table:table-cell>
          <table:table-cell table:style-name="Tabula1.B1" office:value-type="string">
            <text:h text:style-name="P10" text:outline-level="1"/>
          </table:table-cell>
        </table:table-row>
        <table:table-row table:style-name="Tabula1.1">
          <table:table-cell table:style-name="Tabula1.A1" office:value-type="string">
            <text:list xml:id="list204646318344819" text:continue-numbering="true" text:style-name="L1">
              <text:list-item>
                <text:h text:style-name="P46" text:outline-level="1">Several Java versions can be installed on the same computer</text:h>
              </text:list-item>
            </text:list>
          </table:table-cell>
          <table:table-cell table:style-name="Tabula1.B1" office:value-type="string">
            <text:h text:style-name="P10" text:outline-level="1"/>
          </table:table-cell>
        </table:table-row>
        <table:table-row table:style-name="Tabula1.1">
          <table:table-cell table:style-name="Tabula1.A1" office:value-type="string">
            <text:list xml:id="list204646181321822" text:continue-numbering="true" text:style-name="L1">
              <text:list-item>
                <text:h text:style-name="P46" text:outline-level="1">Several Java versions can be run simultaneously on the same computer</text:h>
              </text:list-item>
            </text:list>
          </table:table-cell>
          <table:table-cell table:style-name="Tabula1.B4" office:value-type="string">
            <text:h text:style-name="P10" text:outline-level="1"/>
          </table:table-cell>
        </table:table-row>
      </table:table>
      <text:list xml:id="list204645279898400" text:continue-numbering="true" text:style-name="L1">
        <text:list-header>
          <text:p text:style-name="P2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DejaVu Sans Mono" svg:font-family="'DejaVu Sans Mono'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Noklus_3f_tais" style:display-name="Noklus?tais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bultu" style:display-name="Objekts ar bultu" style:family="paragraph" style:parent-style-name="Noklus_3f_tais"/>
    <style:style style:name="Objekts_20_ar_20__3f_nu" style:display-name="Objekts ar ?nu" style:family="paragraph" style:parent-style-name="Noklus_3f_tais"/>
    <style:style style:name="Objekts_20_bez_20_aizpild_3f_juma" style:display-name="Objekts bez aizpild?juma" style:family="paragraph" style:parent-style-name="Noklus_3f_tais"/>
    <style:style style:name="Text" style:family="paragraph" style:parent-style-name="Caption" style:class="extra"/>
    <style:style style:name="Pamatteksts_20_abpusl_3f_dzin_3f_ts" style:display-name="Pamatteksts abpusl?dzin?ts" style:family="paragraph" style:parent-style-name="Noklus_3f_tais">
      <style:paragraph-properties fo:text-align="start" style:justify-single-word="false"/>
    </style:style>
    <style:style style:name="Pirm_3f__20_rinda_20_ar_20_atk_3f_pi" style:display-name="Pirm? rinda ar atk?pi" style:family="paragraph" style:parent-style-name="Noklus_3f_tais">
      <style:paragraph-properties fo:margin-left="0cm" fo:margin-right="0cm" fo:text-indent="0.6cm" style:auto-text-indent="false"/>
    </style:style>
    <style:style style:name="Virsraksts1" style:family="paragraph" style:parent-style-name="Noklus_3f_tais">
      <style:paragraph-properties fo:text-align="center" style:justify-single-word="false"/>
    </style:style>
    <style:style style:name="Virsraksts2" style:family="paragraph" style:parent-style-name="Noklus_3f_tais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Virsraksts" style:family="paragraph" style:parent-style-name="Noklus_3f_tais">
      <style:paragraph-properties fo:margin-top="0.42cm" fo:margin-bottom="0.21cm" loext:contextual-spacing="false"/>
    </style:style>
    <style:style style:name="WW-Virsraksts1" style:family="paragraph" style:parent-style-name="Noklus_3f_tais">
      <style:paragraph-properties fo:margin-top="0.42cm" fo:margin-bottom="0.21cm" loext:contextual-spacing="false"/>
    </style:style>
    <style:style style:name="WW-Virsraksts2" style:family="paragraph" style:parent-style-name="Noklus_3f_tais">
      <style:paragraph-properties fo:margin-top="0.42cm" fo:margin-bottom="0.21cm" loext:contextual-spacing="false"/>
    </style:style>
    <style:style style:name="M_3f_rl_3f_nija" style:display-name="M?rl?nija" style:family="paragraph" style:parent-style-name="Noklus_3f_tais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Virsraksts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pakšvirsraksts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Fona_20_objekti" style:display-name="Fona objekti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Piez_3f_mes" style:display-name="Piez?m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paragraph">
      <style:paragraph-properties fo:margin-top="0cm" fo:margin-bottom="0.499cm" loext:contextual-spacing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paragraph" style:parent-style-name="Strukt_3f_r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Strukt_3f_ra_20_3" style:display-name="Strukt?ra 3" style:family="paragraph" style:parent-style-name="Strukt_3f_r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rukt_3f_ra_20_4" style:display-name="Strukt?ra 4" style:family="paragraph" style:parent-style-name="Strukt_3f_r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rukt_3f_ra_20_5" style:display-name="Strukt?ra 5" style:family="paragraph" style:parent-style-name="Strukt_3f_ra_20_4">
      <style:paragraph-properties fo:margin-top="0cm" fo:margin-bottom="0.101cm" loext:contextual-spacing="false"/>
    </style:style>
    <style:style style:name="Strukt_3f_ra_20_6" style:display-name="Strukt?ra 6" style:family="paragraph" style:parent-style-name="Strukt_3f_ra_20_5"/>
    <style:style style:name="Strukt_3f_ra_20_7" style:display-name="Strukt?ra 7" style:family="paragraph" style:parent-style-name="Strukt_3f_ra_20_6"/>
    <style:style style:name="Strukt_3f_ra_20_8" style:display-name="Strukt?ra 8" style:family="paragraph" style:parent-style-name="Strukt_3f_ra_20_7"/>
    <style:style style:name="Strukt_3f_ra_20_9" style:display-name="Strukt?ra 9" style:family="paragraph" style:parent-style-name="Strukt_3f_ra_20_8"/>
    <style:style style:name="WW-Virsraksts123" style:family="paragraph" style:parent-style-name="Noklus_3f_tais">
      <style:paragraph-properties fo:margin-top="0.42cm" fo:margin-bottom="0.21cm" loext:contextual-spacing="false"/>
    </style:style>
    <style:style style:name="WW-Virsraksts11" style:family="paragraph" style:parent-style-name="Noklus_3f_tais">
      <style:paragraph-properties fo:margin-top="0.42cm" fo:margin-bottom="0.21cm" loext:contextual-spacing="false"/>
    </style:style>
    <style:style style:name="WW-Virsraksts21" style:family="paragraph" style:parent-style-name="Noklus_3f_tais">
      <style:paragraph-properties fo:margin-top="0.42cm" fo:margin-bottom="0.21cm" loext:contextual-spacing="false"/>
    </style:style>
    <style:style style:name="WW-Virsraksts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08-27T20:46:45.056094243</dc:date>
    <meta:editing-duration>PT1H26M26S</meta:editing-duration>
    <meta:editing-cycles>46</meta:editing-cycles>
    <meta:generator>LibreOffice/5.2.0.4$Linux_X86_64 LibreOffice_project/20m0$Build-4</meta:generator>
    <dc:creator>Valdis Vītoliņš</dc:creator>
    <meta:document-statistic meta:table-count="3" meta:image-count="0" meta:object-count="0" meta:page-count="3" meta:paragraph-count="61" meta:word-count="449" meta:character-count="2965" meta:non-whitespace-character-count="2556"/>
  </office:meta>
</office:document-meta>
</file>